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Helvetica,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P1" style:family="paragraph" style:parent-style-name="Quotations">
      <style:paragraph-properties fo:margin-left="0cm" fo:margin-right="0cm" fo:orphans="2" fo:widows="2" fo:text-indent="0cm" style:auto-text-indent="false"/>
      <style:text-properties officeooo:paragraph-rsid="000bceb9"/>
    </style:style>
    <style:style style:name="P2" style:family="paragraph" style:parent-style-name="Quotations">
      <style:paragraph-properties fo:margin-left="0cm" fo:margin-right="0cm" fo:orphans="2" fo:widows="2" fo:text-indent="0cm" style:auto-text-indent="false"/>
      <style:text-properties officeooo:rsid="000bceb9" officeooo:paragraph-rsid="000bceb9"/>
    </style:style>
    <style:style style:name="T1" style:family="text">
      <style:text-properties fo:font-variant="normal" fo:text-transform="none" fo:color="#222222" loext:opacity="100%" style:font-name="Arial" fo:font-size="12pt" fo:letter-spacing="normal" fo:font-style="normal" fo:font-weight="normal"/>
    </style:style>
    <style:style style:name="T2" style:family="text">
      <style:text-properties fo:font-variant="normal" fo:text-transform="none" fo:color="#222222" loext:opacity="100%" style:font-name="Arial" fo:font-size="12pt" fo:letter-spacing="normal" fo:font-style="normal" fo:font-weight="normal" officeooo:rsid="000bceb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Respond:</text:span></text:p>
      <text:p text:style-name="P1"><text:span text:style-name="T2">Review2:</text:span></text:p>
      <text:p text:style-name="P1"><text:span text:style-name="T1">how many data points were retrieved for each species? Was there any geographical bias because of different collection intensity?</text:span></text:p>
      <text:p text:style-name="P2"><text:span text:style-name="T1">We collected 4-144 sample points for each species(S1, A1). <text:s/>In this study, we endeavor to use various data sources to construct credible analysis. However, the data point of some species was so scarce on the collection record and public information platform that bias was inevitable. We will explain this in the discussion. <text: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Helvetica,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03T21:04:44.357000000</meta:creation-date>
    <dc:date>2021-04-03T21:34:58.692000000</dc:date>
    <meta:editing-duration>PT11M28S</meta:editing-duration>
    <meta:editing-cycles>1</meta:editing-cycles>
    <meta:document-statistic meta:table-count="0" meta:image-count="0" meta:object-count="0" meta:page-count="1" meta:paragraph-count="4" meta:word-count="73" meta:character-count="469" meta:non-whitespace-character-count="397"/>
    <meta:generator>LibreOffice/7.1.1.2$Windows_X86_64 LibreOffice_project/fe0b08f4af1bacafe4c7ecc87ce55bb426164676</meta:generator>
  </office:meta>
</office:document-meta>
</file>